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3">
      <style:paragraph-properties fo:margin-top="0.1945in" fo:margin-bottom="0.1945in" loext:contextual-spacing="false"/>
    </style:style>
    <style:style style:name="P2" style:family="paragraph" style:parent-style-name="Normal_20__28_Web_29_">
      <style:paragraph-properties fo:margin-top="0.1945in" fo:margin-bottom="0.1945in" loext:contextual-spacing="false"/>
    </style:style>
    <style:style style:name="P3"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4" style:family="paragraph" style:parent-style-name="Standard" style:list-style-name="WWNum1">
      <style:paragraph-properties fo:margin-top="0in" fo:margin-bottom="0.1945in" loext:contextual-spacing="false" fo:line-height="100%"/>
    </style:style>
    <style:style style:name="P5" style:family="paragraph" style:parent-style-name="Standard" style:list-style-name="WWNum2">
      <style:paragraph-properties fo:margin-top="0in" fo:margin-bottom="0.1945in" loext:contextual-spacing="false" fo:line-height="100%"/>
    </style:style>
    <style:style style:name="P6" style:family="paragraph" style:parent-style-name="Standard" style:list-style-name="WWNum3">
      <style:paragraph-properties fo:margin-top="0in" fo:margin-bottom="0.1945in" loext:contextual-spacing="false" fo:line-height="100%"/>
    </style:style>
    <style:style style:name="P7" style:family="paragraph" style:parent-style-name="Standard" style:list-style-name="WWNum4">
      <style:paragraph-properties fo:margin-top="0in" fo:margin-bottom="0.1945in" loext:contextual-spacing="false" fo:line-height="100%"/>
    </style:style>
    <style:style style:name="P8" style:family="paragraph" style:parent-style-name="Standard" style:list-style-name="WWNum5">
      <style:paragraph-properties fo:margin-top="0in" fo:margin-bottom="0.1945in" loext:contextual-spacing="false" fo:line-height="100%"/>
    </style:style>
    <style:style style:name="P9" style:family="paragraph" style:parent-style-name="Standard" style:list-style-name="WWNum6">
      <style:paragraph-properties fo:margin-top="0in" fo:margin-bottom="0.1945in" loext:contextual-spacing="false" fo:line-height="100%"/>
    </style:style>
    <style:style style:name="P10" style:family="paragraph" style:parent-style-name="Standard" style:list-style-name="WWNum7">
      <style:paragraph-properties fo:margin-top="0in" fo:margin-bottom="0.1945in" loext:contextual-spacing="false" fo:line-height="100%"/>
    </style:style>
    <style:style style:name="P11" style:family="paragraph" style:parent-style-name="Standard" style:list-style-name="WWNum8">
      <style:paragraph-properties fo:margin-top="0in" fo:margin-bottom="0.1945in" loext:contextual-spacing="false" fo:line-height="100%"/>
    </style:style>
    <style:style style:name="P12" style:family="paragraph" style:parent-style-name="Standard" style:list-style-name="WWNum9">
      <style:paragraph-properties fo:margin-top="0in" fo:margin-bottom="0.1945in" loext:contextual-spacing="false" fo:line-height="100%"/>
    </style:style>
    <style:style style:name="P13" style:family="paragraph" style:parent-style-name="Standard" style:master-page-name="Standard">
      <style:paragraph-properties fo:margin-top="0in" fo:margin-bottom="0.1945in" loext:contextual-spacing="false" fo:line-height="100%" style:page-number="auto"/>
    </style:style>
    <style:style style:name="P14" style:family="paragraph" style:parent-style-name="Standard">
      <style:paragraph-properties fo:margin-top="0.1945in" fo:margin-bottom="0.1945in" loext:contextual-spacing="false" fo:line-height="100%"/>
    </style:style>
    <style:style style:name="P15" style:family="paragraph" style:parent-style-name="Standard" style:list-style-name="">
      <style:paragraph-properties fo:margin-top="0.1945in" fo:margin-bottom="0.1945in" loext:contextual-spacing="false" fo:line-height="100%"/>
    </style:style>
    <style:style style:name="P16" style:family="paragraph" style:parent-style-name="Standard" style:list-style-name="">
      <style:paragraph-properties fo:margin-top="0.1945in" fo:margin-bottom="0.1945in" loext:contextual-spacing="false" fo:line-height="100%"/>
    </style:style>
    <style:style style:name="P17" style:family="paragraph" style:parent-style-name="Standard" style:list-style-name="">
      <style:paragraph-properties fo:margin-top="0.1945in" fo:margin-bottom="0.1945in" loext:contextual-spacing="false"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P18"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19" style:family="paragraph" style:parent-style-name="Standard" style:list-style-name="WWNum1">
      <style:paragraph-properties fo:margin-top="0.1945in" fo:margin-bottom="0in" loext:contextual-spacing="false" fo:line-height="100%"/>
    </style:style>
    <style:style style:name="P20" style:family="paragraph" style:parent-style-name="Standard" style:list-style-name="WWNum2">
      <style:paragraph-properties fo:margin-top="0.1945in" fo:margin-bottom="0in" loext:contextual-spacing="false" fo:line-height="100%"/>
    </style:style>
    <style:style style:name="P21" style:family="paragraph" style:parent-style-name="Standard" style:list-style-name="WWNum3">
      <style:paragraph-properties fo:margin-top="0.1945in" fo:margin-bottom="0in" loext:contextual-spacing="false" fo:line-height="100%"/>
    </style:style>
    <style:style style:name="P22" style:family="paragraph" style:parent-style-name="Standard" style:list-style-name="WWNum4">
      <style:paragraph-properties fo:margin-top="0.1945in" fo:margin-bottom="0in" loext:contextual-spacing="false" fo:line-height="100%"/>
    </style:style>
    <style:style style:name="P23" style:family="paragraph" style:parent-style-name="Standard" style:list-style-name="WWNum5">
      <style:paragraph-properties fo:margin-top="0.1945in" fo:margin-bottom="0in" loext:contextual-spacing="false" fo:line-height="100%"/>
    </style:style>
    <style:style style:name="P24" style:family="paragraph" style:parent-style-name="Standard" style:list-style-name="WWNum6">
      <style:paragraph-properties fo:margin-top="0.1945in" fo:margin-bottom="0in" loext:contextual-spacing="false" fo:line-height="100%"/>
    </style:style>
    <style:style style:name="P25" style:family="paragraph" style:parent-style-name="Standard" style:list-style-name="WWNum7">
      <style:paragraph-properties fo:margin-top="0.1945in" fo:margin-bottom="0in" loext:contextual-spacing="false" fo:line-height="100%"/>
    </style:style>
    <style:style style:name="P26" style:family="paragraph" style:parent-style-name="Standard" style:list-style-name="WWNum8">
      <style:paragraph-properties fo:margin-top="0.1945in" fo:margin-bottom="0in" loext:contextual-spacing="false" fo:line-height="100%"/>
    </style:style>
    <style:style style:name="P27" style:family="paragraph" style:parent-style-name="Standard" style:list-style-name="WWNum9">
      <style:paragraph-properties fo:margin-top="0.1945in" fo:margin-bottom="0in" loext:contextual-spacing="false" fo:line-height="100%"/>
    </style:style>
    <style:style style:name="P28" style:family="paragraph" style:parent-style-name="Standard" style:list-style-name="WWNum1">
      <style:paragraph-properties fo:margin-top="0in" fo:margin-bottom="0in" loext:contextual-spacing="false" fo:line-height="100%"/>
    </style:style>
    <style:style style:name="P29" style:family="paragraph" style:parent-style-name="Standard" style:list-style-name="WWNum2">
      <style:paragraph-properties fo:margin-top="0in" fo:margin-bottom="0in" loext:contextual-spacing="false" fo:line-height="100%"/>
    </style:style>
    <style:style style:name="P30" style:family="paragraph" style:parent-style-name="Standard" style:list-style-name="WWNum3">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2" style:family="paragraph" style:parent-style-name="Standard">
      <loext:graphic-properties draw:fill="solid" draw:fill-color="#eeeeee"/>
      <style:paragraph-properties fo:margin-top="0in" fo:margin-bottom="0in" loext:contextual-spacing="false" fo:line-height="100%" fo:background-color="#eeeeee"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3" style:family="paragraph" style:parent-style-name="Standard" style:list-style-name="WWNum4">
      <style:paragraph-properties fo:margin-top="0in" fo:margin-bottom="0in" loext:contextual-spacing="false" fo:line-height="100%"/>
    </style:style>
    <style:style style:name="P34" style:family="paragraph" style:parent-style-name="Standard" style:list-style-name="WWNum5">
      <style:paragraph-properties fo:margin-top="0in" fo:margin-bottom="0in" loext:contextual-spacing="false" fo:line-height="100%"/>
    </style:style>
    <style:style style:name="P35" style:family="paragraph" style:parent-style-name="Standard" style:list-style-name="WWNum7">
      <style:paragraph-properties fo:margin-top="0in" fo:margin-bottom="0in" loext:contextual-spacing="false" fo:line-height="100%"/>
    </style:style>
    <style:style style:name="P36" style:family="paragraph" style:parent-style-name="Standard" style:list-style-name="WWNum8">
      <style:paragraph-properties fo:margin-top="0in" fo:margin-bottom="0in" loext:contextual-spacing="false" fo:line-height="100%"/>
    </style:style>
    <style:style style:name="P37" style:family="paragraph" style:parent-style-name="Standard" style:list-style-name="WWNum9">
      <style:paragraph-properties fo:margin-top="0in" fo:margin-bottom="0in" loext:contextual-spacing="false" fo:line-height="100%"/>
    </style:style>
    <style:style style:name="P38" style:family="paragraph" style:parent-style-name="Standard">
      <style:paragraph-properties fo:margin-top="0in" fo:margin-bottom="0in" loext:contextual-spacing="false" fo:line-height="100%" style:vertical-align="baseline"/>
    </style:style>
    <style:style style:name="P39" style:family="paragraph" style:parent-style-name="Standard">
      <loext:graphic-properties draw:fill="solid" draw:fill-color="#1e1e1e"/>
      <style:paragraph-properties fo:margin-top="0in" fo:margin-bottom="0in" loext:contextual-spacing="false" style:line-height-at-least="0.198in" fo:background-color="#1e1e1e"/>
    </style:style>
    <style:style style:name="P40"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41" style:family="paragraph" style:parent-style-name="Standard" style:list-style-name="">
      <style:paragraph-properties fo:margin-top="0in" fo:margin-bottom="0.3126in" loext:contextual-spacing="false" fo:line-height="100%" style:vertical-align="baseline"/>
    </style:style>
    <style:style style:name="P42" style:family="paragraph" style:parent-style-name="Standard">
      <style:paragraph-properties fo:margin-top="0.3646in" fo:margin-bottom="0.3646in" loext:contextual-spacing="false" fo:line-height="100%" style:vertical-align="baselin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T3"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4" style:family="text">
      <style:text-properties style:font-name="Courier New" fo:font-size="10pt" style:font-name-asian="Times New Roman1" style:font-size-asian="10pt" style:font-name-complex="Courier New2" style:font-size-complex="10pt"/>
    </style:style>
    <style:style style:name="T5"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7" style:family="text">
      <style:text-properties fo:color="#d4d4d4" style:font-name="Consolas" fo:font-size="10.5pt" style:font-name-asian="Times New Roman1" style:font-size-asian="10.5pt" style:font-name-complex="Times New Roman1" style:font-size-complex="10.5pt"/>
    </style:style>
    <style:style style:name="T8" style:family="text">
      <style:text-properties fo:color="#6a9955" style:font-name="Consolas" fo:font-size="10.5pt" style:font-name-asian="Times New Roman1" style:font-size-asian="10.5pt" style:font-name-complex="Times New Roman1" style:font-size-complex="10.5pt"/>
    </style:style>
    <style:style style:name="T9" style:family="text">
      <style:text-properties fo:color="#569cd6" style:font-name="Consolas" fo:font-size="10.5pt" style:font-name-asian="Times New Roman1" style:font-size-asian="10.5pt" style:font-name-complex="Times New Roman1" style:font-size-complex="10.5pt"/>
    </style:style>
    <style:style style:name="T10" style:family="text">
      <style:text-properties fo:color="#9cdcfe" style:font-name="Consolas" fo:font-size="10.5pt" style:font-name-asian="Times New Roman1" style:font-size-asian="10.5pt" style:font-name-complex="Times New Roman1" style:font-size-complex="10.5pt"/>
    </style:style>
    <style:style style:name="T11" style:family="text">
      <style:text-properties fo:color="#4ec9b0" style:font-name="Consolas" fo:font-size="10.5pt" style:font-name-asian="Times New Roman1" style:font-size-asian="10.5pt" style:font-name-complex="Times New Roman1" style:font-size-complex="10.5pt"/>
    </style:style>
    <style:style style:name="T12" style:family="text">
      <style:text-properties fo:color="#dcdcaa" style:font-name="Consolas" fo:font-size="10.5pt" style:font-name-asian="Times New Roman1" style:font-size-asian="10.5pt" style:font-name-complex="Times New Roman1" style:font-size-complex="10.5pt"/>
    </style:style>
    <style:style style:name="T13" style:family="text">
      <style:text-properties fo:color="#b5cea8" style:font-name="Consolas" fo:font-size="10.5pt" style:font-name-asian="Times New Roman1" style:font-size-asian="10.5pt" style:font-name-complex="Times New Roman1" style:font-size-complex="10.5pt"/>
    </style:style>
    <style:style style:name="T14" style:family="text">
      <style:text-properties fo:color="#ce9178" style:font-name="Consolas" fo:font-size="10.5pt" style:font-name-asian="Times New Roman1" style:font-size-asian="10.5pt" style:font-name-complex="Times New Roman1" style:font-size-complex="10.5pt"/>
    </style:style>
    <style:style style:name="T15" style:family="text">
      <style:text-properties fo:color="#808080" style:font-name="Consolas" fo:font-size="10.5pt" style:font-name-asian="Times New Roman1" style:font-size-asian="10.5pt" style:font-name-complex="Times New Roman1" style:font-size-complex="10.5pt"/>
    </style:style>
    <style:style style:name="T16" style:family="text">
      <style:text-properties fo:color="#c586c0" style:font-name="Consolas" fo:font-size="10.5pt" style:font-name-asian="Times New Roman1" style:font-size-asian="10.5pt" style:font-name-complex="Times New Roman1" style:font-size-complex="10.5pt"/>
    </style:style>
    <style:style style:name="T17" style:family="text">
      <style:text-properties style:font-name-asian="Calibri1"/>
    </style:style>
    <style:style style:name="T18" style:family="text">
      <style:text-properties fo:color="#111111" style:font-name="Arial" fo:font-size="15pt" style:font-name-asian="Times New Roman1" style:font-size-asian="15pt" style:font-name-complex="Arial1" style:font-size-complex="15pt" loext:padding="0in" loext:border="none"/>
    </style:style>
    <style:style style:name="T19" style:family="text">
      <style:text-properties fo:color="#111111" style:font-name="Arial" fo:font-size="15pt" style:font-name-asian="Times New Roman1" style:font-size-asian="15pt" style:font-name-complex="Arial1" style:font-size-complex="15pt"/>
    </style:style>
    <style:style style:name="T20" style:family="text">
      <style:text-properties fo:color="#111111" style:font-name="inherit" fo:font-size="15pt" fo:font-style="italic" style:font-name-asian="Times New Roman1" style:font-size-asian="15pt" style:font-style-asian="italic" style:font-name-complex="Arial1" style:font-size-complex="15pt" style:font-style-complex="italic" loext:padding="0in" loext:border="none"/>
    </style:style>
    <style:style style:name="T21" style:family="text">
      <style:text-properties fo:color="#111111" style:font-name="inherit" fo:font-size="15pt" fo:font-weight="bold" style:font-name-asian="Times New Roman1" style:font-size-asian="15pt" style:font-weight-asian="bold" style:font-name-complex="Arial1" style:font-size-complex="15pt" style:font-weight-complex="bold" loext:padding="0in" loext:border="none"/>
    </style:style>
    <style:style style:name="T22" style:family="text">
      <style:text-properties fo:color="#111111" style:font-name="inherit" fo:font-size="10pt" fo:font-style="italic" style:font-name-asian="Times New Roman1" style:font-size-asian="10pt" style:font-style-asian="italic" style:font-name-complex="Courier New2" style:font-size-complex="10pt" style:font-style-complex="italic" loext:padding="0in" loext:border="none"/>
    </style:style>
    <style:style style:name="T23" style:family="text">
      <style:text-properties fo:color="#111111" style:font-name="Courier New" fo:font-size="10pt" style:font-name-asian="Times New Roman1" style:font-size-asian="10pt" style:font-name-complex="Courier New2" style:font-size-complex="10pt"/>
    </style:style>
    <style:style style:name="T24" style:family="text">
      <style:text-properties fo:color="#666666" style:font-name="Arial" fo:font-size="18pt" fo:font-weight="bold" style:font-name-asian="Times New Roman1" style:font-size-asian="18pt" style:font-weight-asian="bold" style:font-name-complex="Arial1"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In this post, we will take a look at different data structures that are available to us out of the box in JavaScript (out of the box since you don't have to code these data structures yourself). We will also take a look at a few methods that will help us process these data structures.</text:span></text:p>
      <text:p text:style-name="P14"><text:span text:style-name="T1">JavaScript has built in support for the following data structures:</text:span></text:p>
      <text:list xml:id="list3337090717" text:style-name="WWNum1">
        <text:list-item>
          <text:p text:style-name="P19"><text:span text:style-name="T1">Array</text:span></text:p>
        </text:list-item>
        <text:list-item>
          <text:p text:style-name="P28"><text:span text:style-name="T1">Set</text:span></text:p>
        </text:list-item>
        <text:list-item>
          <text:p text:style-name="P4"><text:span text:style-name="T1">Map</text:span></text:p>
        </text:list-item>
      </text:list>
      <text:h text:style-name="P15" text:outline-level="3"><text:bookmark text:name="array"/><text:span text:style-name="T2">Array </text:span></text:h>
      <text:p text:style-name="P14"><text:span text:style-name="T1">An array is a collection of items. In JavaScript, you can have an array that contains different types of data. In practice, you will encounter arrays with same data type though.</text:span></text:p>
      <text:p text:style-name="P14"><text:span text:style-name="T1">There are three ways to create an array.</text:span></text:p>
      <text:list xml:id="list3917544297" text:style-name="WWNum2">
        <text:list-item>
          <text:p text:style-name="P20"><text:span text:style-name="T1">Define a variable and assign it </text:span></text:p>
        </text:list-item>
        <text:list-item>
          <text:p text:style-name="P29"><text:span text:style-name="T1">new Array([1....n])</text:span></text:p>
        </text:list-item>
        <text:list-item>
          <text:p text:style-name="P5"><text:span text:style-name="T1">new Array(array length)</text:span></text:p>
        </text:list-item>
      </text:list>
      <text:h text:style-name="P15" text:outline-level="5"><text:bookmark text:name="array-operations"/><text:span text:style-name="T3">Array operations </text:span></text:h>
      <text:list xml:id="list822707887" text:style-name="WWNum3">
        <text:list-item>
          <text:p text:style-name="P21"><text:span text:style-name="T1">Accessing elements from the array:<text:line-break/>Array elements have an index, index starts from 0 and goes to array.length -1. To access an element at any particular index use the following syntax arrName[index].</text:span></text:p>
        </text:list-item>
        <text:list-item>
          <text:p text:style-name="P30"><text:span text:style-name="T1">To add elements to an already existing array use array.push().</text:span></text:p>
        </text:list-item>
        <text:list-item>
          <text:p text:style-name="P30"><text:span text:style-name="T1">To find the number of elements in the array use array.length property.</text:span></text:p>
        </text:list-item>
        <text:list-item>
          <text:p text:style-name="P30"><text:span text:style-name="T1">To check if an element exists use array.indexOf() or array.includes().</text:span></text:p>
        </text:list-item>
        <text:list-item>
          <text:p text:style-name="P30"><text:span text:style-name="T1">To remove an element from an array, we can use array.splice() method. If you want to remove the last element you can use array.pop() method.<text:line-break/>Splice modifies the existing array, to remove an element at particular index use array.splice(index, 1).</text:span></text:p>
        </text:list-item>
        <text:list-item>
          <text:p text:style-name="P6"><text:span text:style-name="T1">You can combine two arrays using array.concat() method.</text:span></text:p>
        </text:list-item>
      </text:list>
      <text:h text:style-name="P17" text:outline-level="3"><text:bookmark text:name="set"/></text:h>
      <text:h text:style-name="P17" text:outline-level="3"/>
      <text:h text:style-name="P17" text:outline-level="3"/>
      <text:h text:style-name="P17" text:outline-level="3"/>
      <text:h text:style-name="P17" text:outline-level="3"/>
      <text:h text:style-name="P17" text:outline-level="3"/>
      <text:h text:style-name="P15" text:outline-level="3"><text:soft-page-break/><text:span text:style-name="T2">Set </text:span></text:h>
      <text:p text:style-name="P14"><text:span text:style-name="T1">Like Array, Set is also a collection of items, the difference being in a set a value will appear only once.</text:span></text:p>
      <text:p text:style-name="P14"><text:span text:style-name="T1">You can create a set as follows:</text:span></text:p>
      <text:p text:style-name="P31"><text:span text:style-name="T4">let set = new Set([1, 2, 3, 4, 5, 6, 6, 6])</text:span></text:p>
      <text:p text:style-name="P14"><text:span text:style-name="T1">set will contain 1,2,3,4,5,6</text:span></text:p>
      <text:h text:style-name="P15" text:outline-level="5"><text:bookmark text:name="set-operations"/><text:span text:style-name="T3">Set operations </text:span></text:h>
      <text:list xml:id="list2199365271" text:style-name="WWNum4">
        <text:list-item>
          <text:p text:style-name="P22"><text:span text:style-name="T1">To get the number of elements in the set use the size property of the Set (set.size).</text:span></text:p>
        </text:list-item>
        <text:list-item>
          <text:p text:style-name="P33"><text:span text:style-name="T1">To add value use set.add(), returns the set.</text:span></text:p>
        </text:list-item>
        <text:list-item>
          <text:p text:style-name="P7"><text:span text:style-name="T1">To remove an element use set.delete(value), to remove all the elements from the set use set.clear()</text:span></text:p>
        </text:list-item>
      </text:list>
      <text:p text:style-name="P14"><text:span text:style-name="T1">Set is useful when you need a unique collection of items if you used an array for the same task you will need to have extra logic that eliminates the duplicates.</text:span></text:p>
      <text:h text:style-name="P17" text:outline-level="3"><text:bookmark text:name="map"/></text:h>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5" text:outline-level="3"><text:soft-page-break/><text:span text:style-name="T2">Map </text:span></text:h>
      <text:p text:style-name="P14"><text:span text:style-name="T1">Is a collection of key-value pairs, so is it the same as an object?<text:line-break/>At the top level, they appear to be the same however, there are few differences.</text:span></text:p>
      <text:list xml:id="list2189189543" text:style-name="WWNum5">
        <text:list-item>
          <text:p text:style-name="P23"><text:span text:style-name="T1">Keys of an object can only be Strings, that's not the case for maps.</text:span></text:p>
        </text:list-item>
        <text:list-item>
          <text:p text:style-name="P34"><text:span text:style-name="T1">Keys are stored in insertion order in a Map.</text:span></text:p>
        </text:list-item>
        <text:list-item>
          <text:p text:style-name="P34"><text:span text:style-name="T1">You can also get the size of the Map with size property.</text:span></text:p>
        </text:list-item>
        <text:list-item>
          <text:p text:style-name="P34"><text:span text:style-name="T1">A Map is iterable, so you can directly use .forEach on Map. For objects, you will have to get the keys first to get that key's value.</text:span></text:p>
        </text:list-item>
        <text:list-item>
          <text:p text:style-name="P8"><text:span text:style-name="T1">Along with these, Map prototype has a few helper methods.<text:line-break/>For example, to check if a key is present in the map you could do<text:line-break/>map.has(key).</text:span></text:p>
        </text:list-item>
      </text:list>
      <text:p text:style-name="P14"><text:span text:style-name="T1">You can create a Map as follows:</text:span></text:p>
      <text:p text:style-name="P31"><text:span text:style-name="T4">let map = new Map([['name', 'John'], ['age', '21']])</text:span></text:p>
      <text:h text:style-name="P15" text:outline-level="5"><text:bookmark text:name="map-operations"/><text:span text:style-name="T3">Map operations </text:span></text:h>
      <text:list xml:id="list3544063849" text:style-name="WWNum6">
        <text:list-item>
          <text:p text:style-name="P24"><text:span text:style-name="T1">To get number of elements in the Map use the size property.</text:span></text:p>
        </text:list-item>
        <text:list-item>
          <text:p text:style-name="P9"><text:span text:style-name="T1">You can't access values from the map as you would do with an Object. You need to use .get() method on the map.</text:span></text:p>
        </text:list-item>
      </text:list>
      <text:p text:style-name="P14"><text:span text:style-name="T1">To add value to the map you need to use the .set() method.</text:span></text:p>
      <text:p text:style-name="P14"><text:span text:style-name="T1">Now that you know the basics of these data structures go ahead and try them out, implement something.</text:span></text:p>
      <text:p text:style-name="P18"/>
      <text:p text:style-name="P18"/>
      <text:p text:style-name="P18"/>
      <text:p text:style-name="P18"/>
      <text:p text:style-name="P18"/>
      <text:p text:style-name="P18"/>
      <text:p text:style-name="P18"/>
      <text:p text:style-name="P18"/>
      <text:p text:style-name="P18"/>
      <text:h text:style-name="P15" text:outline-level="3"><text:bookmark text:name="references"/><text:soft-page-break/><text:span text:style-name="T2">References </text:span></text:h>
      <text:list xml:id="list1330747485" text:style-name="WWNum7">
        <text:list-item>
          <text:p text:style-name="P25"><text:a xlink:type="simple" xlink:href="https://developer.mozilla.org/en-US/docs/Web/JavaScript/Reference/Global_Objects/Array/pop" text:style-name="Standard" text:visited-style-name="Standard"><text:span text:style-name="T5">https://developer.mozilla.org/en-US/docs/Web/JavaScript/Reference/Global_Objects/Array/pop</text:span></text:a></text:p>
        </text:list-item>
        <text:list-item>
          <text:p text:style-name="P35"><text:a xlink:type="simple" xlink:href="https://developer.mozilla.org/en-US/docs/Web/JavaScript/Reference/Iteration_protocols" text:style-name="Standard" text:visited-style-name="Standard"><text:span text:style-name="T5">https://developer.mozilla.org/en-US/docs/Web/JavaScript/Reference/Iteration_protocols</text:span></text:a></text:p>
        </text:list-item>
        <text:list-item>
          <text:p text:style-name="P35"><text:a xlink:type="simple" xlink:href="https://developer.mozilla.org/en-US/docs/Web/JavaScript/Reference/Global_Objects/Set" text:style-name="Standard" text:visited-style-name="Standard"><text:span text:style-name="T5">https://developer.mozilla.org/en-US/docs/Web/JavaScript/Reference/Global_Objects/Set</text:span></text:a></text:p>
        </text:list-item>
        <text:list-item>
          <text:p text:style-name="P10"><text:a xlink:type="simple" xlink:href="https://developer.mozilla.org/en-US/docs/Web/JavaScript/Reference/Global_Objects/Map" text:style-name="Standard" text:visited-style-name="Standard"><text:span text:style-name="T5">https://developer.mozilla.org/en-US/docs/Web/JavaScript/Reference/Global_Objects/Map</text:span></text:a></text:p>
        </text:list-item>
      </text:list>
      <text:p text:style-name="Standard"><text:span text:style-name="T6">SET</text:span></text:p>
      <text:p text:style-name="P39"><text:span text:style-name="T7">  </text:span><text:span text:style-name="T8">//set</text:span></text:p>
      <text:p text:style-name="P40"/>
      <text:p text:style-name="P39"><text:span text:style-name="T7">      </text:span><text:span text:style-name="T9">let</text:span><text:span text:style-name="T7"> </text:span><text:span text:style-name="T10">set</text:span><text:span text:style-name="T7"> = </text:span><text:span text:style-name="T9">new</text:span><text:span text:style-name="T7"> </text:span><text:span text:style-name="T11">Set</text:span><text:span text:style-name="T7">();</text:span></text:p>
      <text:p text:style-name="P39"><text:span text:style-name="T7">      </text:span><text:span text:style-name="T8">//add</text:span></text:p>
      <text:p text:style-name="P39"><text:span text:style-name="T7">      </text:span><text:span text:style-name="T10">set</text:span><text:span text:style-name="T7">.</text:span><text:span text:style-name="T12">add</text:span><text:span text:style-name="T7">(</text:span><text:span text:style-name="T13">1</text:span><text:span text:style-name="T7">);</text:span></text:p>
      <text:p text:style-name="P39"><text:span text:style-name="T7">      </text:span><text:span text:style-name="T10">set</text:span><text:span text:style-name="T7">.</text:span><text:span text:style-name="T12">add</text:span><text:span text:style-name="T7">(</text:span><text:span text:style-name="T13">1</text:span><text:span text:style-name="T7">);</text:span></text:p>
      <text:p text:style-name="P39"><text:span text:style-name="T7">      </text:span><text:span text:style-name="T10">set</text:span><text:span text:style-name="T7">.</text:span><text:span text:style-name="T12">add</text:span><text:span text:style-name="T7">(</text:span><text:span text:style-name="T13">2</text:span><text:span text:style-name="T7">);</text:span></text:p>
      <text:p text:style-name="P39"><text:span text:style-name="T7">      </text:span><text:span text:style-name="T10">set</text:span><text:span text:style-name="T7">.</text:span><text:span text:style-name="T12">add</text:span><text:span text:style-name="T7">(</text:span><text:span text:style-name="T13">3</text:span><text:span text:style-name="T7">);</text:span></text:p>
      <text:p text:style-name="P40"/>
      <text:p text:style-name="P39"><text:span text:style-name="T7">      </text:span><text:span text:style-name="T8">//check availability</text:span></text:p>
      <text:p text:style-name="P39"><text:span text:style-name="T7">      </text:span><text:span text:style-name="T11">console</text:span><text:span text:style-name="T7">.</text:span><text:span text:style-name="T12">log</text:span><text:span text:style-name="T7">(</text:span><text:span text:style-name="T10">set</text:span><text:span text:style-name="T7">.</text:span><text:span text:style-name="T12">has</text:span><text:span text:style-name="T7">(</text:span><text:span text:style-name="T13">1</text:span><text:span text:style-name="T7">));</text:span></text:p>
      <text:p text:style-name="P39"><text:span text:style-name="T7">      </text:span><text:span text:style-name="T11">console</text:span><text:span text:style-name="T7">.</text:span><text:span text:style-name="T12">log</text:span><text:span text:style-name="T7">(</text:span><text:span text:style-name="T10">set</text:span><text:span text:style-name="T7">.</text:span><text:span text:style-name="T12">has</text:span><text:span text:style-name="T7">(</text:span><text:span text:style-name="T13">4</text:span><text:span text:style-name="T7">));</text:span></text:p>
      <text:p text:style-name="P40"/>
      <text:p text:style-name="P39"><text:span text:style-name="T7">      </text:span><text:span text:style-name="T8">//check size</text:span></text:p>
      <text:p text:style-name="P39"><text:span text:style-name="T7">      </text:span><text:span text:style-name="T11">console</text:span><text:span text:style-name="T7">.</text:span><text:span text:style-name="T12">log</text:span><text:span text:style-name="T7">(</text:span><text:span text:style-name="T10">set</text:span><text:span text:style-name="T7">.</text:span><text:span text:style-name="T10">size</text:span><text:span text:style-name="T7">);</text:span></text:p>
      <text:p text:style-name="P40"/>
      <text:p text:style-name="P39"><text:span text:style-name="T7">      </text:span><text:span text:style-name="T11">console</text:span><text:span text:style-name="T7">.</text:span><text:span text:style-name="T12">log</text:span><text:span text:style-name="T7">(</text:span><text:span text:style-name="T10">set</text:span><text:span text:style-name="T7">);</text:span></text:p>
      <text:p text:style-name="P40"/>
      <text:p text:style-name="P39"><text:span text:style-name="T7">      </text:span><text:span text:style-name="T10">set</text:span><text:span text:style-name="T7">.</text:span><text:span text:style-name="T12">forEach</text:span><text:span text:style-name="T7">(</text:span><text:span text:style-name="T10">element</text:span><text:span text:style-name="T7"> </text:span><text:span text:style-name="T9">=&gt;</text:span><text:span text:style-name="T7"> {</text:span></text:p>
      <text:p text:style-name="P39"><text:span text:style-name="T7">        </text:span><text:span text:style-name="T11">console</text:span><text:span text:style-name="T7">.</text:span><text:span text:style-name="T12">log</text:span><text:span text:style-name="T7">(</text:span><text:span text:style-name="T10">element</text:span><text:span text:style-name="T7">);</text:span></text:p>
      <text:p text:style-name="P39"><text:span text:style-name="T7">      });</text:span></text:p>
      <text:p text:style-name="P40"/>
      <text:p text:style-name="P39"><text:span text:style-name="T7">      </text:span><text:span text:style-name="T8">//clear total set</text:span></text:p>
      <text:p text:style-name="P39"><text:span text:style-name="T7">      </text:span><text:span text:style-name="T10">set</text:span><text:span text:style-name="T7">.</text:span><text:span text:style-name="T12">clear</text:span><text:span text:style-name="T7">();</text:span></text:p>
      <text:p text:style-name="P39"><text:span text:style-name="T7">      </text:span><text:span text:style-name="T11">console</text:span><text:span text:style-name="T7">.</text:span><text:span text:style-name="T12">log</text:span><text:span text:style-name="T7">(</text:span><text:span text:style-name="T10">set</text:span><text:span text:style-name="T7">);</text:span></text:p>
      <text:p text:style-name="P40"/>
      <text:p text:style-name="P39"><text:span text:style-name="T7">      </text:span><text:span text:style-name="T8">// it contains</text:span></text:p>
      <text:p text:style-name="P39"><text:span text:style-name="T7">      </text:span><text:span text:style-name="T8">// ["sumit","amit","anil","anish"]</text:span></text:p>
      <text:p text:style-name="P39"><text:span text:style-name="T7">      </text:span><text:span text:style-name="T9">var</text:span><text:span text:style-name="T7"> </text:span><text:span text:style-name="T10">set1</text:span><text:span text:style-name="T7"> = </text:span><text:span text:style-name="T9">new</text:span><text:span text:style-name="T7"> </text:span><text:span text:style-name="T11">Set</text:span><text:span text:style-name="T7">([</text:span><text:span text:style-name="T14">"sumit"</text:span><text:span text:style-name="T7">, </text:span><text:span text:style-name="T14">"sumit"</text:span><text:span text:style-name="T7">, </text:span><text:span text:style-name="T14">"amit"</text:span><text:span text:style-name="T7">, </text:span><text:span text:style-name="T14">"anil"</text:span><text:span text:style-name="T7">, </text:span><text:span text:style-name="T14">"anish"</text:span><text:span text:style-name="T7">]);</text:span></text:p>
      <text:p text:style-name="P40"/>
      <text:p text:style-name="P39"><text:span text:style-name="T7">      </text:span><text:span text:style-name="T8">// it contains 'f', 'o', 'd'</text:span></text:p>
      <text:p text:style-name="P39"><text:span text:style-name="T7">      </text:span><text:span text:style-name="T9">var</text:span><text:span text:style-name="T7"> </text:span><text:span text:style-name="T10">set2</text:span><text:span text:style-name="T7"> = </text:span><text:span text:style-name="T9">new</text:span><text:span text:style-name="T7"> </text:span><text:span text:style-name="T11">Set</text:span><text:span text:style-name="T7">(</text:span><text:span text:style-name="T14">"fooooooood"</text:span><text:span text:style-name="T7">);</text:span></text:p>
      <text:p text:style-name="P40"/>
      <text:p text:style-name="P39"><text:soft-page-break/><text:span text:style-name="T7">      </text:span><text:span text:style-name="T8">// it contains [10, 20, 30, 40]</text:span></text:p>
      <text:p text:style-name="P39"><text:span text:style-name="T7">      </text:span><text:span text:style-name="T9">var</text:span><text:span text:style-name="T7"> </text:span><text:span text:style-name="T10">set3</text:span><text:span text:style-name="T7"> = </text:span><text:span text:style-name="T9">new</text:span><text:span text:style-name="T7"> </text:span><text:span text:style-name="T11">Set</text:span><text:span text:style-name="T7">([</text:span><text:span text:style-name="T13">10</text:span><text:span text:style-name="T7">, </text:span><text:span text:style-name="T13">20</text:span><text:span text:style-name="T7">, </text:span><text:span text:style-name="T13">30</text:span><text:span text:style-name="T7">, </text:span><text:span text:style-name="T13">30</text:span><text:span text:style-name="T7">, </text:span><text:span text:style-name="T13">40</text:span><text:span text:style-name="T7">, </text:span><text:span text:style-name="T13">40</text:span><text:span text:style-name="T7">]);</text:span></text:p>
      <text:p text:style-name="P40"/>
      <text:p text:style-name="P39"><text:span text:style-name="T7">      </text:span><text:span text:style-name="T8">// it is an  empty set</text:span></text:p>
      <text:p text:style-name="P39"><text:span text:style-name="T7">      </text:span><text:span text:style-name="T9">var</text:span><text:span text:style-name="T7"> </text:span><text:span text:style-name="T10">set4</text:span><text:span text:style-name="T7"> = </text:span><text:span text:style-name="T9">new</text:span><text:span text:style-name="T7"> </text:span><text:span text:style-name="T11">Set</text:span><text:span text:style-name="T7">();</text:span></text:p>
      <text:p text:style-name="Standard"><text:span text:style-name="T6">Map</text:span></text:p>
      <text:p text:style-name="P39"><text:span text:style-name="T15">&lt;</text:span><text:span text:style-name="T9">script</text:span><text:span text:style-name="T15">&gt;</text:span></text:p>
      <text:p text:style-name="P39"><text:span text:style-name="T7">      </text:span><text:span text:style-name="T9">let</text:span><text:span text:style-name="T7"> </text:span><text:span text:style-name="T10">map</text:span><text:span text:style-name="T7"> = </text:span><text:span text:style-name="T9">new</text:span><text:span text:style-name="T7"> </text:span><text:span text:style-name="T11">Map</text:span><text:span text:style-name="T7">();</text:span></text:p>
      <text:p text:style-name="P39"><text:span text:style-name="T7">      </text:span><text:span text:style-name="T10">map</text:span><text:span text:style-name="T7">.</text:span><text:span text:style-name="T12">set</text:span><text:span text:style-name="T7">(</text:span><text:span text:style-name="T14">"ishan"</text:span><text:span text:style-name="T7">, </text:span><text:span text:style-name="T13">23</text:span><text:span text:style-name="T7">);</text:span></text:p>
      <text:p text:style-name="P39"><text:span text:style-name="T7">      </text:span><text:span text:style-name="T10">map</text:span><text:span text:style-name="T7">.</text:span><text:span text:style-name="T12">set</text:span><text:span text:style-name="T7">(</text:span><text:span text:style-name="T14">"nishan"</text:span><text:span text:style-name="T7">, </text:span><text:span text:style-name="T13">22</text:span><text:span text:style-name="T7">);</text:span></text:p>
      <text:p text:style-name="P39"><text:span text:style-name="T7">      </text:span><text:span text:style-name="T10">map</text:span><text:span text:style-name="T7">.</text:span><text:span text:style-name="T12">set</text:span><text:span text:style-name="T7">(</text:span><text:span text:style-name="T14">"milshan"</text:span><text:span text:style-name="T7">, </text:span><text:span text:style-name="T13">23</text:span><text:span text:style-name="T7">);</text:span></text:p>
      <text:p text:style-name="P39"><text:span text:style-name="T7">      </text:span><text:span text:style-name="T10">map</text:span><text:span text:style-name="T7">.</text:span><text:span text:style-name="T12">set</text:span><text:span text:style-name="T7">(</text:span><text:span text:style-name="T14">"kishan"</text:span><text:span text:style-name="T7">, </text:span><text:span text:style-name="T13">24</text:span><text:span text:style-name="T7">);</text:span></text:p>
      <text:p text:style-name="P39"><text:span text:style-name="T7">      </text:span><text:span text:style-name="T10">map</text:span><text:span text:style-name="T7">.</text:span><text:span text:style-name="T12">set</text:span><text:span text:style-name="T7">(</text:span><text:span text:style-name="T14">"hishan"</text:span><text:span text:style-name="T7">, </text:span><text:span text:style-name="T13">26</text:span><text:span text:style-name="T7">);</text:span></text:p>
      <text:p text:style-name="P39"><text:span text:style-name="T7">      </text:span><text:span text:style-name="T10">map</text:span><text:span text:style-name="T7">.</text:span><text:span text:style-name="T12">set</text:span><text:span text:style-name="T7">(</text:span><text:span text:style-name="T14">"ashan"</text:span><text:span text:style-name="T7">, </text:span><text:span text:style-name="T13">25</text:span><text:span text:style-name="T7">);</text:span></text:p>
      <text:p text:style-name="P39"><text:span text:style-name="T7">      </text:span><text:span text:style-name="T16">if</text:span><text:span text:style-name="T7"> (</text:span><text:span text:style-name="T10">map</text:span><text:span text:style-name="T7">.</text:span><text:span text:style-name="T12">has</text:span><text:span text:style-name="T7">(</text:span><text:span text:style-name="T14">"ishan"</text:span><text:span text:style-name="T7">)) {</text:span></text:p>
      <text:p text:style-name="P39"><text:span text:style-name="T7">        </text:span><text:span text:style-name="T11">console</text:span><text:span text:style-name="T7">.</text:span><text:span text:style-name="T12">log</text:span><text:span text:style-name="T7">(</text:span><text:span text:style-name="T10">map</text:span><text:span text:style-name="T7">.</text:span><text:span text:style-name="T12">get</text:span><text:span text:style-name="T7">(</text:span><text:span text:style-name="T14">"ishan"</text:span><text:span text:style-name="T7">));</text:span></text:p>
      <text:p text:style-name="P39"><text:span text:style-name="T7">      }</text:span></text:p>
      <text:p text:style-name="P40"/>
      <text:p text:style-name="P39"><text:span text:style-name="T7">      </text:span><text:span text:style-name="T10">map</text:span><text:span text:style-name="T7">.</text:span><text:span text:style-name="T12">delete</text:span><text:span text:style-name="T7">(</text:span><text:span text:style-name="T14">"ishan"</text:span><text:span text:style-name="T7">);</text:span></text:p>
      <text:p text:style-name="P40"/>
      <text:p text:style-name="P39"><text:span text:style-name="T7">      </text:span><text:span text:style-name="T11">console</text:span><text:span text:style-name="T7">.</text:span><text:span text:style-name="T12">log</text:span><text:span text:style-name="T7">(</text:span><text:span text:style-name="T10">map</text:span><text:span text:style-name="T7">.</text:span><text:span text:style-name="T12">get</text:span><text:span text:style-name="T7">(</text:span><text:span text:style-name="T14">"ishan"</text:span><text:span text:style-name="T7">));</text:span></text:p>
      <text:p text:style-name="P40"/>
      <text:p text:style-name="P39"><text:span text:style-name="T7">      </text:span><text:span text:style-name="T16">for</text:span><text:span text:style-name="T7"> (</text:span><text:span text:style-name="T9">const</text:span><text:span text:style-name="T7"> [</text:span><text:span text:style-name="T10">key</text:span><text:span text:style-name="T7">, </text:span><text:span text:style-name="T10">val</text:span><text:span text:style-name="T7">] </text:span><text:span text:style-name="T9">of</text:span><text:span text:style-name="T7"> </text:span><text:span text:style-name="T10">map</text:span><text:span text:style-name="T7">.</text:span><text:span text:style-name="T12">entries</text:span><text:span text:style-name="T7">()) {</text:span></text:p>
      <text:p text:style-name="P39"><text:span text:style-name="T7">        </text:span><text:span text:style-name="T11">console</text:span><text:span text:style-name="T7">.</text:span><text:span text:style-name="T12">log</text:span><text:span text:style-name="T7">(</text:span><text:span text:style-name="T10">key</text:span><text:span text:style-name="T7">, </text:span><text:span text:style-name="T10">val</text:span><text:span text:style-name="T7">);</text:span></text:p>
      <text:p text:style-name="P39"><text:span text:style-name="T7">      }</text:span></text:p>
      <text:p text:style-name="P40"/>
      <text:p text:style-name="P39"><text:span text:style-name="T7">      </text:span></text:p>
      <text:p text:style-name="P39"><text:span text:style-name="T7">      </text:span><text:span text:style-name="T16">for</text:span><text:span text:style-name="T7"> (</text:span><text:span text:style-name="T9">const</text:span><text:span text:style-name="T7"> </text:span><text:span text:style-name="T10">key</text:span><text:span text:style-name="T7"> </text:span><text:span text:style-name="T9">of</text:span><text:span text:style-name="T7"> </text:span><text:span text:style-name="T10">map</text:span><text:span text:style-name="T7">.</text:span><text:span text:style-name="T12">keys</text:span><text:span text:style-name="T7">()) {</text:span></text:p>
      <text:p text:style-name="P39"><text:span text:style-name="T7">        </text:span><text:span text:style-name="T11">console</text:span><text:span text:style-name="T7">.</text:span><text:span text:style-name="T12">log</text:span><text:span text:style-name="T7">(</text:span><text:span text:style-name="T10">key</text:span><text:span text:style-name="T7">);</text:span></text:p>
      <text:p text:style-name="P39"><text:span text:style-name="T7">      }</text:span></text:p>
      <text:p text:style-name="P39"><text:span text:style-name="T7">      </text:span></text:p>
      <text:p text:style-name="P39"><text:span text:style-name="T7">      </text:span><text:span text:style-name="T16">for</text:span><text:span text:style-name="T7"> (</text:span><text:span text:style-name="T9">const</text:span><text:span text:style-name="T7"> </text:span><text:span text:style-name="T10">val</text:span><text:span text:style-name="T7"> </text:span><text:span text:style-name="T9">of</text:span><text:span text:style-name="T7"> </text:span><text:span text:style-name="T10">map</text:span><text:span text:style-name="T7">.</text:span><text:span text:style-name="T12">values</text:span><text:span text:style-name="T7">()) {</text:span></text:p>
      <text:p text:style-name="P39"><text:span text:style-name="T7">        </text:span><text:span text:style-name="T11">console</text:span><text:span text:style-name="T7">.</text:span><text:span text:style-name="T12">log</text:span><text:span text:style-name="T7">(</text:span><text:span text:style-name="T10">val</text:span><text:span text:style-name="T7">);</text:span></text:p>
      <text:p text:style-name="P39"><text:span text:style-name="T7">      }</text:span></text:p>
      <text:p text:style-name="P39"><text:span text:style-name="T7">      </text:span><text:span text:style-name="T10">map</text:span><text:span text:style-name="T7">.</text:span><text:span text:style-name="T12">forEach</text:span><text:span text:style-name="T7">(</text:span><text:span text:style-name="T10">element</text:span><text:span text:style-name="T7"> </text:span><text:span text:style-name="T9">=&gt;</text:span><text:span text:style-name="T7"> {</text:span></text:p>
      <text:p text:style-name="P39"><text:span text:style-name="T7">        </text:span><text:span text:style-name="T11">console</text:span><text:span text:style-name="T7">.</text:span><text:span text:style-name="T12">log</text:span><text:span text:style-name="T7">(</text:span><text:span text:style-name="T10">element</text:span><text:span text:style-name="T7">);</text:span></text:p>
      <text:p text:style-name="P39"><text:span text:style-name="T7">      });</text:span></text:p>
      <text:p text:style-name="P39"><text:span text:style-name="T7">    </text:span><text:span text:style-name="T15">&lt;/</text:span><text:span text:style-name="T9">script</text:span><text:span text:style-name="T15">&gt;</text:span></text:p>
      <text:p text:style-name="P3"/>
      <text:p text:style-name="P3"/>
      <text:h text:style-name="Heading_20_2" text:outline-level="2"><text:soft-page-break/>Before ES6</text:h>
      <text:p text:style-name="P2"><text:a xlink:type="simple" xlink:href="https://flaviocopes.com/ecmascript/" text:style-name="Internet_20_link" text:visited-style-name="Visited_20_Internet_20_Link">ECMAScript</text:a> 6 (also called ES2015) introduced the Map data structure to the <text:a xlink:type="simple" xlink:href="https://flaviocopes.com/javascript/" text:style-name="Internet_20_link" text:visited-style-name="Visited_20_Internet_20_Link">JavaScript</text:a> world, along with <text:a xlink:type="simple" xlink:href="https://flaviocopes.com/javascript-data-structures-set/" text:style-name="Internet_20_link" text:visited-style-name="Visited_20_Internet_20_Link">Set</text:a></text:p>
      <text:p text:style-name="P2">Before its introduction, people generally used objects as maps, by associating some object or value to a specific key value:</text:p>
      <text:p text:style-name="HTML_20_Preformatted"><text:span text:style-name="token">const</text:span><text:span text:style-name="HTML_20_Code"> car </text:span><text:span text:style-name="token">=</text:span><text:span text:style-name="HTML_20_Code"> </text:span><text:span text:style-name="token">{}</text:span></text:p>
      <text:p text:style-name="HTML_20_Preformatted"><text:span text:style-name="HTML_20_Code">car</text:span><text:span text:style-name="token">['color']</text:span><text:span text:style-name="HTML_20_Code"> </text:span><text:span text:style-name="token">=</text:span><text:span text:style-name="HTML_20_Code"> </text:span><text:span text:style-name="token">'red'</text:span></text:p>
      <text:p text:style-name="HTML_20_Preformatted"><text:span text:style-name="HTML_20_Code">car</text:span><text:span text:style-name="token">.</text:span><text:span text:style-name="HTML_20_Code">owner </text:span><text:span text:style-name="token">=</text:span><text:span text:style-name="HTML_20_Code"> </text:span><text:span text:style-name="token">'Flavio'</text:span></text:p>
      <text:p text:style-name="HTML_20_Preformatted"><text:span text:style-name="HTML_20_Code">console</text:span><text:span text:style-name="token">.log(</text:span><text:span text:style-name="HTML_20_Code">car</text:span><text:span text:style-name="token">['color'])</text:span><text:span text:style-name="HTML_20_Code"> </text:span><text:span text:style-name="token">//red</text:span></text:p>
      <text:p text:style-name="HTML_20_Preformatted"><text:span text:style-name="HTML_20_Code">console</text:span><text:span text:style-name="token">.log(</text:span><text:span text:style-name="HTML_20_Code">car</text:span><text:span text:style-name="token">.</text:span><text:span text:style-name="HTML_20_Code">color</text:span><text:span text:style-name="token">)</text:span><text:span text:style-name="HTML_20_Code"> </text:span><text:span text:style-name="token">//red</text:span></text:p>
      <text:p text:style-name="HTML_20_Preformatted"><text:span text:style-name="HTML_20_Code">console</text:span><text:span text:style-name="token">.log(</text:span><text:span text:style-name="HTML_20_Code">car</text:span><text:span text:style-name="token">.</text:span><text:span text:style-name="HTML_20_Code">owner</text:span><text:span text:style-name="token">)</text:span><text:span text:style-name="HTML_20_Code"> </text:span><text:span text:style-name="token">//Flavio</text:span></text:p>
      <text:p text:style-name="HTML_20_Preformatted"><text:span text:style-name="HTML_20_Code">console</text:span><text:span text:style-name="token">.log(</text:span><text:span text:style-name="HTML_20_Code">car</text:span><text:span text:style-name="token">['owner'])</text:span><text:span text:style-name="HTML_20_Code"> </text:span><text:span text:style-name="token">//Flavio</text:span></text:p>
      <text:h text:style-name="Heading_20_2" text:outline-level="2">Enter Map</text:h>
      <text:p text:style-name="P2">ES6 introduced the Map data structure, providing us a proper tool to handle this kind of data organization.</text:p>
      <text:p text:style-name="P2">A Map is initialized by calling:</text:p>
      <text:p text:style-name="HTML_20_Preformatted"><text:span text:style-name="token">const</text:span><text:span text:style-name="HTML_20_Code"> m </text:span><text:span text:style-name="token">=</text:span><text:span text:style-name="HTML_20_Code"> </text:span><text:span text:style-name="token">new</text:span><text:span text:style-name="HTML_20_Code"> </text:span><text:span text:style-name="token">Map()</text:span></text:p>
      <text:h text:style-name="P1" text:outline-level="3">Add items to a Map</text:h>
      <text:p text:style-name="P2">You can add items to the map by using the <text:span text:style-name="HTML_20_Code">set</text:span> method:</text:p>
      <text:p text:style-name="HTML_20_Preformatted"><text:span text:style-name="HTML_20_Code">m</text:span><text:span text:style-name="token">.set('color',</text:span><text:span text:style-name="HTML_20_Code"> </text:span><text:span text:style-name="token">'red')</text:span></text:p>
      <text:p text:style-name="HTML_20_Preformatted"><text:span text:style-name="HTML_20_Code">m</text:span><text:span text:style-name="token">.set('age',</text:span><text:span text:style-name="HTML_20_Code"> </text:span><text:span text:style-name="token">2)</text:span></text:p>
      <text:h text:style-name="P1" text:outline-level="3">Get an item from a map by key</text:h>
      <text:p text:style-name="P2">And you can get items out of a map by using <text:span text:style-name="HTML_20_Code">get</text:span>:</text:p>
      <text:p text:style-name="HTML_20_Preformatted"><text:span text:style-name="token">const</text:span><text:span text:style-name="HTML_20_Code"> color </text:span><text:span text:style-name="token">=</text:span><text:span text:style-name="HTML_20_Code"> m</text:span><text:span text:style-name="token">.get('color')</text:span></text:p>
      <text:p text:style-name="HTML_20_Preformatted"><text:span text:style-name="token">const</text:span><text:span text:style-name="HTML_20_Code"> age </text:span><text:span text:style-name="token">=</text:span><text:span text:style-name="HTML_20_Code"> m</text:span><text:span text:style-name="token">.get('age')</text:span></text:p>
      <text:h text:style-name="P1" text:outline-level="3">Delete an item from a map by key</text:h>
      <text:p text:style-name="P2">Use the <text:span text:style-name="HTML_20_Code">delete()</text:span> method:</text:p>
      <text:p text:style-name="HTML_20_Preformatted"><text:span text:style-name="HTML_20_Code">m</text:span><text:span text:style-name="token">.delete('color')</text:span></text:p>
      <text:h text:style-name="P1" text:outline-level="3">Delete all items from a map</text:h>
      <text:p text:style-name="P2">Use the <text:span text:style-name="HTML_20_Code">clear()</text:span> method:</text:p>
      <text:p text:style-name="HTML_20_Preformatted"><text:soft-page-break/><text:span text:style-name="HTML_20_Code">m</text:span><text:span text:style-name="token">.clear()</text:span></text:p>
      <text:h text:style-name="P1" text:outline-level="3">Check if a map contains an item by key</text:h>
      <text:p text:style-name="P2">Use the <text:span text:style-name="HTML_20_Code">has()</text:span> method:</text:p>
      <text:p text:style-name="HTML_20_Preformatted"><text:span text:style-name="token">const</text:span><text:span text:style-name="HTML_20_Code"> hasColor </text:span><text:span text:style-name="token">=</text:span><text:span text:style-name="HTML_20_Code"> m</text:span><text:span text:style-name="token">.has('color')</text:span></text:p>
      <text:h text:style-name="P1" text:outline-level="3">Find the number of items in a map</text:h>
      <text:p text:style-name="P2">Use the <text:span text:style-name="HTML_20_Code">size</text:span> property:</text:p>
      <text:p text:style-name="HTML_20_Preformatted"><text:span text:style-name="token">const</text:span><text:span text:style-name="HTML_20_Code"> size </text:span><text:span text:style-name="token">=</text:span><text:span text:style-name="HTML_20_Code"> m</text:span><text:span text:style-name="token">.</text:span><text:span text:style-name="HTML_20_Code">size</text:span></text:p>
      <text:h text:style-name="Heading_20_2" text:outline-level="2">Initialize a map with values</text:h>
      <text:p text:style-name="P2">You can initialize a map with a set of values:</text:p>
      <text:p text:style-name="HTML_20_Preformatted"><text:span text:style-name="token">const</text:span><text:span text:style-name="HTML_20_Code"> m </text:span><text:span text:style-name="token">=</text:span><text:span text:style-name="HTML_20_Code"> </text:span><text:span text:style-name="token">new</text:span><text:span text:style-name="HTML_20_Code"> </text:span><text:span text:style-name="token">Map([['color',</text:span><text:span text:style-name="HTML_20_Code"> </text:span><text:span text:style-name="token">'red'],</text:span><text:span text:style-name="HTML_20_Code"> </text:span><text:span text:style-name="token">['owner',</text:span><text:span text:style-name="HTML_20_Code"> </text:span><text:span text:style-name="token">'Flavio'],</text:span><text:span text:style-name="HTML_20_Code"> </text:span><text:span text:style-name="token">['age',</text:span><text:span text:style-name="HTML_20_Code"> </text:span><text:span text:style-name="token">2]])</text:span></text:p>
      <text:h text:style-name="Heading_20_2" text:outline-level="2">Map keys</text:h>
      <text:p text:style-name="P2">Just like any value (object, array, string, number) can be used as the value of the key-value entry of a map item, <text:span text:style-name="Strong">any value can be used as the key</text:span>, even objects.</text:p>
      <text:p text:style-name="P2">If you try to get a non-existing key using <text:span text:style-name="HTML_20_Code">get()</text:span> out of a map, it will return <text:span text:style-name="HTML_20_Code">undefined</text:span>.</text:p>
      <text:h text:style-name="Heading_20_2" text:outline-level="2">Weird situations you’ll almost never find in real life</text:h>
      <text:p text:style-name="HTML_20_Preformatted"><text:span text:style-name="token">const</text:span><text:span text:style-name="HTML_20_Code"> m </text:span><text:span text:style-name="token">=</text:span><text:span text:style-name="HTML_20_Code"> </text:span><text:span text:style-name="token">new</text:span><text:span text:style-name="HTML_20_Code"> </text:span><text:span text:style-name="token">Map()</text:span></text:p>
      <text:p text:style-name="HTML_20_Preformatted"><text:span text:style-name="HTML_20_Code">m</text:span><text:span text:style-name="token">.set(NaN,</text:span><text:span text:style-name="HTML_20_Code"> </text:span><text:span text:style-name="token">'test')</text:span></text:p>
      <text:p text:style-name="HTML_20_Preformatted"><text:span text:style-name="HTML_20_Code">m</text:span><text:span text:style-name="token">.get(NaN)</text:span><text:span text:style-name="HTML_20_Code"> </text:span><text:span text:style-name="token">//test</text:span></text:p>
      <text:p text:style-name="HTML_20_Preformatted"><text:span text:style-name="token">const</text:span><text:span text:style-name="HTML_20_Code"> m </text:span><text:span text:style-name="token">=</text:span><text:span text:style-name="HTML_20_Code"> </text:span><text:span text:style-name="token">new</text:span><text:span text:style-name="HTML_20_Code"> </text:span><text:span text:style-name="token">Map()</text:span></text:p>
      <text:p text:style-name="HTML_20_Preformatted"><text:span text:style-name="HTML_20_Code">m</text:span><text:span text:style-name="token">.set(+0,</text:span><text:span text:style-name="HTML_20_Code"> </text:span><text:span text:style-name="token">'test')</text:span></text:p>
      <text:p text:style-name="HTML_20_Preformatted"><text:span text:style-name="HTML_20_Code">m</text:span><text:span text:style-name="token">.get(-0)</text:span><text:span text:style-name="HTML_20_Code"> </text:span><text:span text:style-name="token">//test</text:span></text:p>
      <text:h text:style-name="Heading_20_2" text:outline-level="2">Iterating over a map</text:h>
      <text:h text:style-name="P1" text:outline-level="3">Iterate over map keys</text:h>
      <text:p text:style-name="P2">Map offers the <text:span text:style-name="HTML_20_Code">keys()</text:span> method we can use to iterate on all the keys:</text:p>
      <text:p text:style-name="HTML_20_Preformatted"><text:span text:style-name="token">for</text:span><text:span text:style-name="HTML_20_Code"> </text:span><text:span text:style-name="token">(const</text:span><text:span text:style-name="HTML_20_Code"> k </text:span><text:span text:style-name="token">of</text:span><text:span text:style-name="HTML_20_Code"> m</text:span><text:span text:style-name="token">.keys())</text:span><text:span text:style-name="HTML_20_Code"> </text:span><text:span text:style-name="token">{</text:span></text:p>
      <text:p text:style-name="HTML_20_Preformatted"><text:span text:style-name="HTML_20_Code"><text:s text:c="2"/>console</text:span><text:span text:style-name="token">.log(</text:span><text:span text:style-name="HTML_20_Code">k</text:span><text:span text:style-name="token">)</text:span></text:p>
      <text:p text:style-name="HTML_20_Preformatted"><text:span text:style-name="token">}</text:span></text:p>
      <text:h text:style-name="P1" text:outline-level="3">Iterate over map values</text:h>
      <text:p text:style-name="P2">The Map object offers the <text:span text:style-name="HTML_20_Code">values()</text:span> method we can use to iterate on all the values:</text:p>
      <text:p text:style-name="HTML_20_Preformatted"><text:span text:style-name="token">for</text:span><text:span text:style-name="HTML_20_Code"> </text:span><text:span text:style-name="token">(const</text:span><text:span text:style-name="HTML_20_Code"> v </text:span><text:span text:style-name="token">of</text:span><text:span text:style-name="HTML_20_Code"> m</text:span><text:span text:style-name="token">.values())</text:span><text:span text:style-name="HTML_20_Code"> </text:span><text:span text:style-name="token">{</text:span></text:p>
      <text:p text:style-name="HTML_20_Preformatted"><text:soft-page-break/><text:span text:style-name="HTML_20_Code"><text:s text:c="2"/>console</text:span><text:span text:style-name="token">.log(</text:span><text:span text:style-name="HTML_20_Code">v</text:span><text:span text:style-name="token">)</text:span></text:p>
      <text:p text:style-name="HTML_20_Preformatted"><text:span text:style-name="token">}</text:span></text:p>
      <text:h text:style-name="P1" text:outline-level="3">Iterate over map key, value pairs</text:h>
      <text:p text:style-name="P2">The Map object offers the <text:span text:style-name="HTML_20_Code">entries()</text:span> method we can use to iterate on all the values:</text:p>
      <text:p text:style-name="HTML_20_Preformatted"><text:span text:style-name="token">for</text:span><text:span text:style-name="HTML_20_Code"> </text:span><text:span text:style-name="token">(const</text:span><text:span text:style-name="HTML_20_Code"> </text:span><text:span text:style-name="token">[</text:span><text:span text:style-name="HTML_20_Code">k</text:span><text:span text:style-name="token">,</text:span><text:span text:style-name="HTML_20_Code"> v</text:span><text:span text:style-name="token">]</text:span><text:span text:style-name="HTML_20_Code"> </text:span><text:span text:style-name="token">of</text:span><text:span text:style-name="HTML_20_Code"> m</text:span><text:span text:style-name="token">.entries())</text:span><text:span text:style-name="HTML_20_Code"> </text:span><text:span text:style-name="token">{</text:span></text:p>
      <text:p text:style-name="HTML_20_Preformatted"><text:span text:style-name="HTML_20_Code"><text:s text:c="2"/>console</text:span><text:span text:style-name="token">.log(</text:span><text:span text:style-name="HTML_20_Code">k</text:span><text:span text:style-name="token">,</text:span><text:span text:style-name="HTML_20_Code"> v</text:span><text:span text:style-name="token">)</text:span></text:p>
      <text:p text:style-name="HTML_20_Preformatted"><text:span text:style-name="token">}</text:span></text:p>
      <text:p text:style-name="P2">which can be simplified to</text:p>
      <text:p text:style-name="HTML_20_Preformatted"><text:span text:style-name="token">for</text:span><text:span text:style-name="HTML_20_Code"> </text:span><text:span text:style-name="token">(const</text:span><text:span text:style-name="HTML_20_Code"> </text:span><text:span text:style-name="token">[</text:span><text:span text:style-name="HTML_20_Code">k</text:span><text:span text:style-name="token">,</text:span><text:span text:style-name="HTML_20_Code"> v</text:span><text:span text:style-name="token">]</text:span><text:span text:style-name="HTML_20_Code"> </text:span><text:span text:style-name="token">of</text:span><text:span text:style-name="HTML_20_Code"> m</text:span><text:span text:style-name="token">)</text:span><text:span text:style-name="HTML_20_Code"> </text:span><text:span text:style-name="token">{</text:span></text:p>
      <text:p text:style-name="HTML_20_Preformatted"><text:span text:style-name="HTML_20_Code"><text:s text:c="2"/>console</text:span><text:span text:style-name="token">.log(</text:span><text:span text:style-name="HTML_20_Code">k</text:span><text:span text:style-name="token">,</text:span><text:span text:style-name="HTML_20_Code"> v</text:span><text:span text:style-name="token">)</text:span></text:p>
      <text:p text:style-name="HTML_20_Preformatted"><text:span text:style-name="token">}</text:span></text:p>
      <text:h text:style-name="Heading_20_2" text:outline-level="2">Convert to array</text:h>
      <text:h text:style-name="P1" text:outline-level="3">Convert the map keys into an array</text:h>
      <text:p text:style-name="HTML_20_Preformatted"><text:span text:style-name="token">const</text:span><text:span text:style-name="HTML_20_Code"> a </text:span><text:span text:style-name="token">=</text:span><text:span text:style-name="HTML_20_Code"> </text:span><text:span text:style-name="token">[...</text:span><text:span text:style-name="HTML_20_Code">m</text:span><text:span text:style-name="token">.keys()]</text:span></text:p>
      <text:h text:style-name="P1" text:outline-level="3">Convert the map values into an array</text:h>
      <text:p text:style-name="HTML_20_Preformatted"><text:span text:style-name="token">const</text:span><text:span text:style-name="HTML_20_Code"> a </text:span><text:span text:style-name="token">=</text:span><text:span text:style-name="HTML_20_Code"> </text:span><text:span text:style-name="token">[...</text:span><text:span text:style-name="HTML_20_Code">m</text:span><text:span text:style-name="token">.values()]</text:span></text:p>
      <text:h text:style-name="Heading_20_2" text:outline-level="2">WeakMap</text:h>
      <text:p text:style-name="P2">A WeakMap is a special kind of map.</text:p>
      <text:p text:style-name="P2">In a map object, items are never garbage collected. A WeakMap instead lets all its items be freely garbage collected. Every key of a WeakMap is an object. When the reference to this object is lost, the value can be garbage collected.</text:p>
      <text:p text:style-name="P2">Here are the main differences:</text:p>
      <text:list xml:id="list104803743" text:style-name="WWNum8">
        <text:list-item>
          <text:p text:style-name="P26">you cannot iterate over the keys or values (or key-values) of a WeakMap</text:p>
        </text:list-item>
        <text:list-item>
          <text:p text:style-name="P36">you cannot clear all items from a WeakMap</text:p>
        </text:list-item>
        <text:list-item>
          <text:p text:style-name="P11">you cannot check its size</text:p>
        </text:list-item>
      </text:list>
      <text:p text:style-name="P2">A WeakMap exposes those methods, which are equivalent to the Map ones:</text:p>
      <text:list xml:id="list3419374489" text:style-name="WWNum9">
        <text:list-item>
          <text:p text:style-name="P27"><text:span text:style-name="HTML_20_Code"><text:span text:style-name="T17">get(k)</text:span></text:span></text:p>
        </text:list-item>
        <text:list-item>
          <text:p text:style-name="P37"><text:span text:style-name="HTML_20_Code"><text:span text:style-name="T17">set(k, v)</text:span></text:span></text:p>
        </text:list-item>
        <text:list-item>
          <text:p text:style-name="P37"><text:span text:style-name="HTML_20_Code"><text:span text:style-name="T17">has(k)</text:span></text:span></text:p>
        </text:list-item>
        <text:list-item>
          <text:p text:style-name="P12"><text:span text:style-name="HTML_20_Code"><text:span text:style-name="T17">delete(k)</text:span></text:span></text:p>
        </text:list-item>
      </text:list>
      <text:p text:style-name="P2"><text:soft-page-break/>The use cases of a WeakMap<text:bookmark text:name="_GoBack"/> are less evident than the ones of a Map, and you might never find the need for them, but essentially it can be used to build a memory-sensitive cache that is not going to interfere with garbage collection, or for careful encapsualtion and information hiding.</text:p>
      <text:p text:style-name="P38"><text:a xlink:type="simple" xlink:href="https://hackernoon.com/tagged/javascript" office:target-frame-name="_blank" xlink:show="new" text:style-name="Standard" text:visited-style-name="Standard"><text:span text:style-name="T18">JavaScript</text:span></text:a><text:span text:style-name="T19"> ES6 introduces a new </text:span><text:a xlink:type="simple" xlink:href="https://hackernoon.com/tagged/data-structure" office:target-frame-name="_blank" xlink:show="new" text:style-name="Standard" text:visited-style-name="Standard"><text:span text:style-name="T18">data structure</text:span></text:a><text:span text:style-name="T19">, called </text:span><text:span text:style-name="T20">maps</text:span><text:span text:style-name="T19">. Maps</text:span><text:span text:style-name="T20"> </text:span><text:span text:style-name="T19">are</text:span><text:span text:style-name="T20"> </text:span><text:span text:style-name="T19">designed as an alternative to using Object literals for storing key/value pairs that require unique keys, and provide very useful methods for iteration.</text:span></text:p>
      <text:h text:style-name="P41" text:outline-level="3"><text:span text:style-name="T24">Object literals as “Maps”</text:span></text:h>
      <text:p text:style-name="P42"><text:span text:style-name="T19">Nothing is more fundamental in JavaScript than object literals. Creating a map of sorts is as simple as declaring it in code.</text:span></text:p>
      <text:p text:style-name="P32"><text:span text:style-name="T23">var map = {<text:line-break/> <text:s/>"key1":"value1",<text:line-break/> <text:s/>"key2":"value2"<text:line-break/>}<text:line-break/>map.key1; // == "value1"</text:span></text:p>
      <text:p text:style-name="P42"><text:span text:style-name="T19">This will work in many situations, but there are problems with using object literals as maps. We may have keys that clobber Object prototype methods.</text:span></text:p>
      <text:p text:style-name="P32"><text:span text:style-name="T23">var map = {<text:line-break/> <text:s/>"key1":"value1",<text:line-break/> <text:s/>"key2":"value2"<text:line-break/>}<text:line-break/>map.toString() == "[object Object]" <text:s/>// Correct<text:line-break/>map.toString = "value3"<text:line-break/>map.toString(); // Uncaught TypeError: map.toString is not a function</text:span></text:p>
      <text:p text:style-name="P42"><text:span text:style-name="T19">Another drawback of using object literals is all keys can only be strings. This works in many situations, but when attempting to use a primitive value as a string, the system will convert it to a string behind the scenes.</text:span></text:p>
      <text:p text:style-name="P42"><text:span text:style-name="T19">This kind of magic which happens under the hood and without notification to the user can cause unexpected results, for instance, if the provided key is an array.</text:span></text:p>
      <text:p text:style-name="P32"><text:soft-page-break/><text:span text:style-name="T23">map[[1,2,3]] = "value4" // the provided key is an array<text:line-break/>map['1,2,3'] = "value4" // the system has made the key a string</text:span></text:p>
      <text:p text:style-name="P42"><text:span text:style-name="T19">Another problem with using object literals (pre-ES6), is property/key orders are not guaranteed. Just because you have added the keys in a certain order, does not mean they will remain in that order, when you iterate through the keys.</text:span></text:p>
      <text:p text:style-name="P32"><text:span text:style-name="T23">var o = {}<text:line-break/>o.a = 1<text:line-break/>o.b = 2<text:line-break/>o.c = 3</text:span></text:p>
      <text:p text:style-name="P32"><text:span text:style-name="T23">for(key in o) console.log(key); <text:line-break/>// expected a,b,c - but not guaranteed to be in that order</text:span></text:p>
      <text:p text:style-name="P42"><text:span text:style-name="T19">Objects also lacks a forEach method. If you are used to iterating arrays using .forEach(), objects cannot be iterated in this way.</text:span></text:p>
      <text:p text:style-name="P32"><text:span text:style-name="T23">o.forEach // undefined</text:span></text:p>
      <text:h text:style-name="P41" text:outline-level="3"><text:span text:style-name="T24">Maps in ES6</text:span></text:h>
      <text:p text:style-name="P38"><text:span text:style-name="T19">ES6 Maps provide a new object for this purpose. You create a new map by calling </text:span><text:span text:style-name="T21">new Map([iterable])</text:span><text:span text:style-name="T19">. Iterable can be an array or any iterable object whose elements are key/value pairs. The provided key/value pairs are added to the new map.</text:span></text:p>
      <text:p text:style-name="P32"><text:span text:style-name="T23">var m = new Map()<text:line-break/>m.set('a', 1)<text:line-break/>m.set('b', 2)<text:line-break/>// {"a" =&gt; 1, "b" =&gt; 2}</text:span></text:p>
      <text:h text:style-name="P41" text:outline-level="3"><text:span text:style-name="T24">Map Properties and Methods</text:span></text:h>
      <text:p text:style-name="P38"><text:span text:style-name="T19">Map provides a very convienent, </text:span><text:span text:style-name="T21">.size</text:span><text:span text:style-name="T19"> property to get the size of the map. The size is also very convienently shown in the Chrome Dev console, along with the contents of the map.</text:span></text:p>
      <text:p text:style-name="P32"><text:span text:style-name="T23">var m = new Map()<text:line-break/>m.set('a', 1)<text:line-break/>m.set('b', 2)<text:line-break/>m.size; // 2 <text:s/>Make sure to use .set so that size updates correctly</text:span></text:p>
      <text:p text:style-name="P32"><text:span text:style-name="T23">m; // Map(2) {"a" =&gt; 1, "b" =&gt; 2}</text:span></text:p>
      <text:h text:style-name="P41" text:outline-level="3"><text:span text:style-name="T24">map.clear()</text:span></text:h>
      <text:p text:style-name="P42"><text:soft-page-break/><text:span text:style-name="T19">Clears the map of all entries.</text:span></text:p>
      <text:h text:style-name="P41" text:outline-level="3"><text:span text:style-name="T24">map.delete(key)</text:span></text:h>
      <text:p text:style-name="P42"><text:span text:style-name="T19">Deletes a key and returns if the delete was successful.</text:span></text:p>
      <text:p text:style-name="P32"><text:span text:style-name="T23">var m = new Map()<text:line-break/>m.set('a', 1)<text:line-break/>m.set('b', 2)<text:line-break/>m.delete('a'); // true<text:line-break/>m.delete('c'); // false (key was not there to delete)</text:span></text:p>
      <text:h text:style-name="P41" text:outline-level="3"><text:span text:style-name="T24">map.get(key), map.has(key)</text:span></text:h>
      <text:p text:style-name="P42"><text:span text:style-name="T19">Getting a key, and finding if a key is present.</text:span></text:p>
      <text:p text:style-name="P32"><text:span text:style-name="T23">m.get('a'); // 1<text:line-break/>m.has('a'); // true<text:line-break/>m.has('z'); // false</text:span></text:p>
      <text:h text:style-name="P41" text:outline-level="3"><text:span text:style-name="T24">map.forEach(fn)</text:span></text:h>
      <text:p text:style-name="P42"><text:span text:style-name="T19">Provides a convienient way to iterate the map. You can get keys, values, and the map itself very easily.</text:span></text:p>
      <text:p text:style-name="P32"><text:span text:style-name="T23">var m = new Map()<text:line-break/>m.set('a', 1)<text:line-break/>m.set('b', 2)<text:line-break/>m.forEach((k, v, m) =&gt; console.log(`key:${k} value:${v} map:${m}`))</text:span></text:p>
      <text:p text:style-name="P32"><text:span text:style-name="T23">// key:1 value:a map:[object Map]<text:line-break/>// key:2 value:b map:[object Map]</text:span></text:p>
      <text:h text:style-name="P41" text:outline-level="3"><text:span text:style-name="T24">for..of</text:span></text:h>
      <text:p text:style-name="P38"><text:span text:style-name="T19">Another option to iterate the map is to use </text:span><text:span text:style-name="T21">for..of </text:span><text:span text:style-name="T19">syntax, which can easily provide access to the keys and values of the map.</text:span></text:p>
      <text:p text:style-name="P32"><text:span text:style-name="T23">for([key,value] of m) <text:line-break/> <text:s/>console.log(key + '=' + value)<text:line-break/>// a=1<text:line-break/>// b=2</text:span></text:p>
      <text:h text:style-name="P41" text:outline-level="3"><text:span text:style-name="T24">m.keys()</text:span></text:h>
      <text:p text:style-name="P42"><text:soft-page-break/><text:span text:style-name="T19">Returns a full-blown iterator, so you can iterate the keys one by one, on demand, using .next()</text:span></text:p>
      <text:p text:style-name="P32"><text:span text:style-name="T23">var m = new Map()<text:line-break/>m.set('a', 1)<text:line-break/>m.set('b', 2)</text:span></text:p>
      <text:p text:style-name="P32"><text:span text:style-name="T23">var iter = m.keys()<text:line-break/>iter.next(); // Object {value: "a", done: false}<text:line-break/>iter.next(); // Object {value: "b", done: false}<text:line-break/>iter.next(); // Object {value: </text:span><text:span text:style-name="T22">undefined</text:span><text:span text:style-name="T23">, done: true}</text:span></text:p>
      <text:h text:style-name="P41" text:outline-level="3"><text:span text:style-name="T24">m.values(), m.entries()</text:span></text:h>
      <text:p text:style-name="P42"><text:span text:style-name="T19">The map Values and Entries can be iterated in the same way. Entries will give you an array of the kind [key, value].</text:span></text:p>
      <text:p text:style-name="P32"><text:span text:style-name="T23">var iter = m.values()<text:line-break/>iter.next(); // Object {value: 1, done: false}<text:line-break/>iter.next(); // Object {value: 2, done: false}<text:line-break/>iter.next(); // Object {value: </text:span><text:span text:style-name="T22">undefined</text:span><text:span text:style-name="T23">, done: true}</text:span></text:p>
      <text:p text:style-name="P32"><text:span text:style-name="T23">var iter = m.entries()<text:line-break/>iter.next(); // Object {value: ["a", 1], done: false}<text:line-break/>iter.next(); // Object {value: ["b", 2], done: false}<text:line-break/>iter.next(); // Object {value: </text:span><text:span text:style-name="T22">undefined</text:span><text:span text:style-name="T23">, done: true}</text:span></text:p>
      <text:p text:style-name="P42"><text:span text:style-name="T19">Maps give you alot of control over operations that need to be performed on the keys, values, or entries.</text:span></text:p>
      <text:h text:style-name="P41" text:outline-level="3"><text:span text:style-name="T24">2d Arrays to Maps</text:span></text:h>
      <text:p text:style-name="P42"><text:span text:style-name="T19">Maps can take 2d arrays in the constructor. Each array entry should have the format [key, value].</text:span></text:p>
      <text:p text:style-name="P32"><text:span text:style-name="T23">var arr = [['a', 1], ['b', 2]]<text:line-break/>var m = new Map(arr)</text:span></text:p>
      <text:p text:style-name="P32"><text:span text:style-name="T23">m; // Map(2) {"a" =&gt; 1, "b" =&gt; 2}</text:span></text:p>
      <text:h text:style-name="P41" text:outline-level="3"><text:span text:style-name="T24">Non-Strings as keys</text:span></text:h>
      <text:p text:style-name="P42"><text:soft-page-break/><text:span text:style-name="T19">You can use objects of all kinds as map keys. The system will not automatically convert the keys to strings as it does for object literals. This opens up a wide range of opportunities to do interesting things with maps. For instance, setting the document object as a key.</text:span></text:p>
      <text:p text:style-name="P32"><text:span text:style-name="T23">var m = new Map()</text:span></text:p>
      <text:p text:style-name="P32"><text:span text:style-name="T23">m.set(document, true) // uses the document object as a key<text:line-break/>// Map(1) {#document {} =&gt; true}</text:span></text:p>
      <text:p text:style-name="P32"><text:span text:style-name="T23">m.get(document) <text:line-break/>// true</text:span></text:p>
      <text:p text:style-name="P42"><text:span text:style-name="T19">Maps are an important new feature of ES6, and can be used in a wide variety of use cases for storing key/value pairs.</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5" style:display-name="Heading 5" style:family="paragraph" style:parent-style-name="Standard" style:default-outline-level="5"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d" style:family="text" style:parent-style-name="Default_20_Paragraph_20_Font"/>
    <style:style style:name="o" style:family="text" style:parent-style-name="Default_20_Paragraph_20_Font"/>
    <style:style style:name="k" style:family="text" style:parent-style-name="Default_20_Paragraph_20_Font"/>
    <style:style style:name="nb" style:family="text" style:parent-style-name="Default_20_Paragraph_20_Font"/>
    <style:style style:name="p" style:family="text" style:parent-style-name="Default_20_Paragraph_20_Font"/>
    <style:style style:name="mi" style:family="text" style:parent-style-name="Default_20_Paragraph_20_Font"/>
    <style:style style:name="nx" style:family="text" style:parent-style-name="Default_20_Paragraph_20_Font"/>
    <style:style style:name="s1" style:family="text" style:parent-style-name="Default_20_Paragraph_20_Font"/>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oken"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dc:creator>ishan</dc:creator>
    <meta:editing-cycles>5</meta:editing-cycles>
    <meta:creation-date>2019-10-11T17:14:00</meta:creation-date>
    <dc:date>2019-12-22T06:03:00</dc:date>
    <meta:editing-duration>PT10H50M</meta:editing-duration>
    <meta:generator>LibreOffice/6.4.3.2$Linux_X86_64 LibreOffice_project/40$Build-2</meta:generator>
    <meta:document-statistic meta:table-count="0" meta:image-count="0" meta:object-count="0" meta:page-count="13" meta:paragraph-count="245" meta:word-count="2175" meta:character-count="12983" meta:non-whitespace-character-count="107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